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61">
      <style:graphic-properties draw:fill="none" draw:stroke="dash" draw:stroke-dash="a660" svg:stroke-width="0.01042in" svg:stroke-color="#5b9bd5" svg:stroke-opacity="100%" draw:stroke-linejoin="round" svg:stroke-linecap="but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0">
      <style:graphic-properties draw:fill="none" draw:stroke="solid" svg:stroke-width="0in" svg:stroke-color="#000000" draw:marker-end="a789" svg:strok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draw:fill="none" draw:stroke="solid" svg:stroke-width="0in" svg:stroke-color="#000000" draw:marker-end="a791" svg:stroke-opacity="100%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94">
      <style:graphic-properties draw:fill="none" draw:stroke="solid" svg:stroke-width="0in" svg:stroke-color="#000000" draw:marker-end="a793" svg:strok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draw:fill="none" draw:stroke="solid" svg:stroke-width="0in" svg:stroke-color="#000000" draw:marker-end="a795" svg:stroke-opacity="100%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draw:fill="none" draw:stroke="solid" svg:stroke-width="0in" svg:stroke-color="#000000" draw:marker-end="a797" svg:stroke-opacity="100%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90">
      <style:graphic-properties draw:fill="none" draw:stroke="solid" svg:stroke-width="0in" svg:stroke-color="#000000" draw:marker-end="a689" svg:stroke-opacity="100%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draw:fill="none" draw:stroke="solid" svg:stroke-width="0in" svg:stroke-color="#000000" draw:marker-end="a623" svg:stroke-opacity="100%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26">
      <style:graphic-properties draw:fill="none" draw:stroke="solid" svg:stroke-width="0in" svg:stroke-color="#000000" draw:marker-end="a625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draw:fill="none" draw:stroke="solid" svg:stroke-width="0in" svg:stroke-color="#000000" draw:marker-end="a627" svg:stroke-opacity="100%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draw:fill="none" draw:stroke="solid" svg:stroke-width="0in" svg:stroke-color="#000000" draw:marker-end="a697" svg:stroke-opacity="100%"/>
    </style:style>
    <style:style style:family="graphic" style:name="a7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43">
      <style:graphic-properties draw:fill="none" draw:stroke="solid" svg:stroke-width="0.00694in" svg:stroke-color="#4472c4" draw:marker-end="a742" svg:stroke-opacity="100%" draw:stroke-linejoin="miter" svg:stroke-linecap="butt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49">
      <style:graphic-properties draw:fill="none" draw:stroke="solid" svg:stroke-width="0.00694in" svg:stroke-color="#4472c4" draw:marker-end="a748" svg:stroke-opacity="100%" draw:stroke-linejoin="miter" svg:stroke-linecap="but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dash" draw:stroke-dash="a629" svg:stroke-width="0.01042in" svg:stroke-color="#5b9bd5" svg:stroke-opacity="100%" draw:stroke-linejoin="round" svg:stroke-linecap="but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51">
      <style:graphic-properties draw:fill="none" draw:stroke="dash" draw:stroke-dash="a750" svg:stroke-width="0.01042in" svg:stroke-color="#5b9bd5" svg:stroke-opacity="100%" draw:stroke-linejoin="round" svg:stroke-linecap="but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54">
      <style:graphic-properties draw:fill="none" draw:stroke="solid" svg:stroke-width="0.00694in" svg:stroke-color="#4472c4" draw:marker-end="a653" svg:stroke-opacity="100%" draw:stroke-linejoin="miter" svg:stroke-linecap="but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00">
      <style:graphic-properties draw:fill="none" draw:stroke="dash" draw:stroke-dash="a699" svg:stroke-width="0.01042in" svg:stroke-color="#5b9bd5" svg:stroke-opacity="100%" draw:stroke-linejoin="round" svg:stroke-linecap="but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draw:fill="none" draw:stroke="solid" svg:stroke-width="0.00694in" svg:stroke-color="#4472c4" draw:marker-end="a658" svg:stroke-opacity="100%" draw:stroke-linejoin="miter" svg:stroke-linecap="but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23">
      <style:graphic-properties draw:fill="none" draw:stroke="solid" svg:stroke-width="0in" svg:stroke-color="#000000" draw:marker-end="a822" svg:strok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7" draw:style-name="a565" draw:master-page-name="Master1-Layout7-blank-En-blanco" presentation:presentation-page-layout-name="Master1-PPL7" draw:id="Slide-262">
        <draw:frame draw:id="id73" draw:style-name="a572" draw:name="CuadroTexto 1" svg:x="0.53846in" svg:y="2.29288in" svg:width="8.6282in" svg:height="2.52441in">
          <draw:text-box>
            <text:p text:style-name="a571" text:class-names="" text:cond-style-name=""><text:span text:style-name="a566" text:class-names="">El</text:span><text:span text:style-name="a567" text:class-names=""><text:s text:c="1"/></text:span><text:span text:style-name="a568" text:class-names="">objetivo general<text:s text:c="1"/></text:span><text:span text:style-name="a569" text:class-names="">es comprender como se relacionan los espacios de socialización política de la familia y la escuela en la formación de la percepción meritocraticas. Proponemos que la familia ejerce influencia sobre la percepción meritocrática de los estudiantes mediante sus recursos y sus opiniones, a la vez que estas creencias pueden ser moderadas por experiencias de la escuela como la heterogeneidad socioeconómica experimentada y la sensación de justicia en las notas. También proponemos que las experiencias de los jóvenes en la escuela se relacionan igualmente con los recursos de los padres.<text:s text:c="1"/></text:span><text:span text:style-name="a570" text:class-names=""/></text:p>
          </draw:text-box>
          <svg:title/>
          <svg:desc/>
        </draw:frame>
        <draw:frame draw:id="id74" draw:style-name="a601" draw:name="CuadroTexto 2" svg:x="0.53846in" svg:y="4.8173in" svg:width="8.6282in" svg:height="1.3127in">
          <draw:text-box>
            <text:p text:style-name="a600" text:class-names="" text:cond-style-name=""><text:span text:style-name="a573" text:class-names="">Comentario metodológico:<text:s text:c="1"/></text:span><text:span text:style-name="a574" text:class-names="">Los modelos están separados por que serán testeados estadísticamente en modelos distintos, sin incluirlos todos en un<text:s text:c="1"/></text:span><text:span text:style-name="a575" text:class-names="">path</text:span><text:span text:style-name="a576" text:class-names="">,</text:span><text:span text:style-name="a577" text:class-names=""><text:s text:c="1"/></text:span><text:span text:style-name="a578" text:class-names="">debido</text:span><text:span text:style-name="a579" text:class-names=""><text:s text:c="1"/></text:span><text:span text:style-name="a580" text:class-names="">a</text:span><text:span text:style-name="a581" text:class-names=""><text:s text:c="1"/></text:span><text:span text:style-name="a582" text:class-names="">que</text:span><text:span text:style-name="a583" text:class-names=""><text:s text:c="1"/></text:span><text:span text:style-name="a584" text:class-names="">no</text:span><text:span text:style-name="a585" text:class-names=""><text:s text:c="1"/></text:span><text:span text:style-name="a586" text:class-names="">se</text:span><text:span text:style-name="a587" text:class-names=""><text:s text:c="1"/></text:span><text:span text:style-name="a588" text:class-names="">cuenta</text:span><text:span text:style-name="a589" text:class-names=""><text:s text:c="1"/></text:span><text:span text:style-name="a590" text:class-names="">con</text:span><text:span text:style-name="a591" text:class-names=""><text:s text:c="1"/></text:span><text:span text:style-name="a592" text:class-names="">herramientas</text:span><text:span text:style-name="a593" text:class-names=""><text:s text:c="1"/></text:span><text:span text:style-name="a594" text:class-names="">de</text:span><text:span text:style-name="a595" text:class-names=""><text:s text:c="1"/></text:span><text:span text:style-name="a596" text:class-names="">software para calcular<text:s text:c="1"/></text:span><text:span text:style-name="a597" text:class-names="">path</text:span><text:span text:style-name="a598" text:class-names=""><text:s text:c="1"/>para variables categóricas incluyendo parámetros multinivel, mediaciones e interacciones.<text:s text:c="1"/></text:span><text:span text:style-name="a599" text:class-names=""/></text:p>
          </draw:text-box>
          <svg:title/>
          <svg:desc/>
        </draw:frame>
        <draw:frame draw:id="id75" draw:style-name="a606" draw:name="CuadroTexto 3" svg:x="0.53846in" svg:y="0.37433in" svg:width="8.6282in" svg:height="1.91855in">
          <draw:text-box>
            <text:p text:style-name="a605" text:class-names="" text:cond-style-name=""><text:span text:style-name="a602" text:class-names="">Relevancia:<text:s text:c="1"/></text:span><text:span text:style-name="a603" text:class-names="">Es necesario incorporar al estudio de la socialización política y la formación ciudadana la investigación sobre la formación de la percepción meritocrática. Esto considerando que de modo similar que el conocimiento cívico ciudadano <text:s text:c="1"/>la percepción de meritocracia se relaciona consistentemente con actitudes cívicas como la tolerancia <text:s text:c="1"/>y las creencias democráticas, aunque de modo negativo.<text:s text:c="1"/></text:span><text:span text:style-name="a604" text:class-names=""/></text:p>
          </draw:text-box>
          <svg:title/>
          <svg:desc/>
        </draw:frame>
      </draw:page>
      <draw:page draw:name="Slide3" draw:style-name="a607" draw:master-page-name="Master1-Layout7-blank-En-blanco" presentation:presentation-page-layout-name="Master1-PPL7" draw:id="Slide-258">
        <draw:frame draw:id="id76" draw:style-name="a613" draw:name="CuadroTexto 41" svg:x="-0in" svg:y="3.23009in" svg:width="11.02431in" svg:height="1.61563in">
          <draw:text-box>
            <text:p text:style-name="a612" text:class-names="" text:cond-style-name=""><text:span text:style-name="a608" text:class-names="">- H1 __</text:span><text:span text:style-name="a609" text:class-names="">Hipótesis socialización meritocrática</text:span><text:span text:style-name="a610" text:class-names="">__: La percepción meritocrática de los padres media la relación positiva entre NSE y percepción meritocrática de los estudiantes. Esto implica que padres con mayor NSE tendrán una mayor percepción en la meritocracia a la vez que tendrán hijos con una percepción similar, de modo tal que el efecto del NSE sobre las percepciones de los hijos es controlado por la percepción de los padres.</text:span><text:span text:style-name="a611" text:class-names=""/></text:p>
          </draw:text-box>
          <svg:title/>
          <svg:desc/>
        </draw:frame>
        <draw:custom-shape svg:x="8.00706in" svg:y="2.01408in" svg:width="1.41732in" svg:height="1.08661in" draw:id="id77" draw:style-name="a616" draw:name="Forma libre: forma 42">
          <svg:title/>
          <svg:desc/>
          <text:p text:style-name="a615" text:class-names="" text:cond-style-name=""><text:span text:style-name="a614" text:class-names="">Percepción meritocracia estudiant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8131in" svg:y="2.10489in" svg:width="1.41732in" svg:height="0.59055in" draw:id="id78" draw:style-name="a619" draw:name="Forma libre: forma 43">
          <svg:title/>
          <svg:desc/>
          <text:p text:style-name="a618" text:class-names="" text:cond-style-name=""><text:span text:style-name="a617" text:class-names="">NSE Pad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2648in" svg:y="1.12817in" svg:width="1.41732in" svg:height="0.70866in" draw:id="id79" draw:style-name="a622" draw:name="Forma libre: forma 44">
          <svg:title/>
          <svg:desc/>
          <text:p text:style-name="a621" text:class-names="" text:cond-style-name=""><text:span text:style-name="a620" text:class-names="">Percepción meritocracia pad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3.23042in" svg:y1="2.40016in" draw:start-shape="id78" draw:start-glue-point="1" svg:x2="4.72648in" svg:y2="1.4825in" draw:end-shape="id79" draw:end-glue-point="3" draw:id="id80" draw:style-name="a624" draw:name="Conector recto de flecha 45">
          <svg:title/>
          <svg:desc/>
        </draw:connector>
        <draw:connector draw:type="line" svg:x1="6.14381in" svg:y1="1.4825in" draw:start-shape="id79" draw:start-glue-point="1" svg:x2="8.03278in" svg:y2="2.56911in" draw:id="id81" draw:style-name="a626" draw:name="Conector recto de flecha 46">
          <svg:title/>
          <svg:desc/>
        </draw:connector>
        <draw:connector draw:type="line" svg:x1="3.21756in" svg:y1="2.52537in" svg:x2="8.01992in" svg:y2="2.52931in" draw:id="id82" draw:style-name="a628" draw:name="Conector recto de flecha 47">
          <svg:title/>
          <svg:desc/>
        </draw:connector>
        <draw:connector draw:type="line" svg:x1="-0in" svg:y1="0.77086in" svg:x2="11.0243in" svg:y2="0.77086in" draw:id="id83" draw:style-name="a630" draw:name="Conector recto 48">
          <svg:title/>
          <svg:desc/>
        </draw:connector>
        <draw:frame draw:id="id84" draw:style-name="a634" draw:name="CuadroTexto 49" svg:x="0.23077in" svg:y="0.77086in" svg:width="0.90423in" svg:height="0.40391in">
          <draw:text-box>
            <text:p text:style-name="a633" text:class-names="" text:cond-style-name=""><text:span text:style-name="a631" text:class-names="">Nivel 1</text:span><text:span text:style-name="a632" text:class-names=""/></text:p>
          </draw:text-box>
          <svg:title/>
          <svg:desc/>
        </draw:frame>
        <presentation:notes draw:style-name="a641">
          <draw:frame draw:id="id85" draw:style-name="a638" draw:name="Marcador de número de diapositiva 6" svg:x="4.81102in" svg:y="10.45in" svg:width="3.68858in" svg:height="0.54961in">
            <draw:text-box>
              <text:p text:style-name="a637" text:class-names="" text:cond-style-name=""><text:span text:style-name="a635" text:class-names=""><text:page-number style:num-format="1" text:fixed="false">1</text:page-number></text:span><text:span text:style-name="a636" text:class-names=""/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6" presentation:style-name="a639" draw:name="Marcador de imagen de diapositiva 1">
            <svg:title/>
            <svg:desc/>
          </draw:page-thumbnail>
          <draw:frame draw:id="id87" presentation:style-name="a640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6" draw:style-name="a642" draw:master-page-name="Master1-Layout7-blank-En-blanco" presentation:presentation-page-layout-name="Master1-PPL7" draw:id="Slide-261">
        <draw:custom-shape svg:x="2.79487in" svg:y="1.78663in" svg:width="1.51247in" svg:height="0.67472in" draw:id="id88" draw:style-name="a646" draw:name="Forma libre: forma 2">
          <svg:title/>
          <svg:desc/>
          <text:p text:style-name="a645" text:class-names="" text:cond-style-name=""><text:span text:style-name="a643" text:class-names="">Percepción de Meritocracia del estudiante</text:span><text:span text:style-name="a64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39677in" svg:y="1.75269in" svg:width="1.60319in" svg:height="0.70865in" draw:id="id89" draw:style-name="a652" draw:name="Forma libre: forma 3">
          <svg:title/>
          <svg:desc/>
          <text:p text:style-name="a651" text:class-names="" text:cond-style-name=""><text:span text:style-name="a647" text:class-names="">Percepción de</text:span><text:span text:style-name="a648" text:class-names=""><text:s text:c="1"/></text:span><text:span text:style-name="a649" text:class-names="">Meritocracia del estudiante</text:span><text:span text:style-name="a65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4.30734in" svg:y1="2.12399in" draw:start-shape="id88" draw:start-glue-point="1" svg:x2="6.39677in" svg:y2="2.10702in" draw:end-shape="id89" draw:end-glue-point="3" draw:id="id90" draw:style-name="a654" draw:name="Conector recto de flecha 9">
          <svg:title/>
          <svg:desc/>
        </draw:connector>
        <draw:custom-shape svg:x="4.52801in" svg:y="0in" svg:width="1.41732in" svg:height="0.59055in" draw:id="id91" draw:style-name="a657" draw:name="Forma libre: forma 14">
          <svg:title/>
          <svg:desc/>
          <text:p text:style-name="a656" text:class-names="" text:cond-style-name=""><text:span text:style-name="a655" text:class-names="">Heterogeneidad Colegio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5.23667in" svg:y1="0.59055in" draw:start-shape="id91" draw:start-glue-point="2" svg:x2="5.23667in" svg:y2="2.10702in" draw:id="id92" draw:style-name="a659" draw:name="Conector recto de flecha 15">
          <svg:title/>
          <svg:desc/>
        </draw:connector>
        <draw:connector draw:type="line" svg:x1="-0in" svg:y1="1.18859in" svg:x2="11.0243in" svg:y2="1.18859in" draw:id="id93" draw:style-name="a661" draw:name="Conector recto 21">
          <svg:title/>
          <svg:desc/>
        </draw:connector>
        <draw:frame draw:id="id94" draw:style-name="a664" draw:name="CuadroTexto 22" svg:x="0in" svg:y="1.18859in" svg:width="0.90423in" svg:height="0.40391in">
          <draw:text-box>
            <text:p text:style-name="a663" text:class-names="" text:cond-style-name=""><text:span text:style-name="a662" text:class-names="">Nivel 1</text:span></text:p>
          </draw:text-box>
          <svg:title/>
          <svg:desc/>
        </draw:frame>
        <draw:frame draw:id="id95" draw:style-name="a667" draw:name="CuadroTexto 23" svg:x="0in" svg:y="0in" svg:width="0.90423in" svg:height="0.40391in">
          <draw:text-box>
            <text:p text:style-name="a666" text:class-names="" text:cond-style-name=""><text:span text:style-name="a665" text:class-names="">Nivel 2</text:span></text:p>
          </draw:text-box>
          <svg:title/>
          <svg:desc/>
        </draw:frame>
        <draw:frame draw:id="id96" draw:style-name="a682" draw:name="CuadroTexto 10" svg:x="0in" svg:y="4.00303in" svg:width="11.02431in" svg:height="1.00977in">
          <draw:text-box>
            <text:p text:style-name="a681" text:class-names="" text:cond-style-name=""><text:span text:style-name="a668" text:class-names="">2.<text:s text:c="1"/></text:span><text:span text:style-name="a669" text:class-names="">Hipótesis de inferencia <text:s text:c="1"/>por experiencia de desigualdad:<text:s text:c="1"/></text:span><text:span text:style-name="a670" text:class-names="">La</text:span><text:span text:style-name="a671" text:class-names=""><text:s text:c="1"/></text:span><text:span text:style-name="a672" text:class-names="">transmisión intergeneracional</text:span><text:span text:style-name="a673" text:class-names=""><text:s text:c="1"/></text:span><text:span text:style-name="a674" text:class-names="">de</text:span><text:span text:style-name="a675" text:class-names=""><text:s text:c="1"/></text:span><text:span text:style-name="a676" text:class-names="">la</text:span><text:span text:style-name="a677" text:class-names=""><text:s text:c="1"/></text:span><text:span text:style-name="a678" text:class-names="">percepción de meritocracia<text:s text:c="1"/></text:span><text:span text:style-name="a679" text:class-names="">es moderada por un contexto escolar heterogéneo, el cual entrega información <text:s text:c="1"/>a los alumnos para inferir ideas contrarias a las transmitidas por la familia.</text:span><text:span text:style-name="a680" text:class-names=""/></text:p>
          </draw:text-box>
          <svg:title/>
          <svg:desc/>
        </draw:frame>
      </draw:page>
      <draw:page draw:name="Slide5" draw:style-name="a683" draw:master-page-name="Master1-Layout7-blank-En-blanco" presentation:presentation-page-layout-name="Master1-PPL7" draw:id="Slide-260">
        <draw:custom-shape svg:x="4.2778in" svg:y="1.49793in" svg:width="1.6103in" svg:height="0.90409in" draw:id="id97" draw:style-name="a688" draw:name="Forma libre: forma 1">
          <svg:title/>
          <svg:desc/>
          <text:p text:style-name="a687" text:class-names="" text:cond-style-name=""><text:span text:style-name="a684" text:class-names="">Sentido justicia<text:s text:c="1"/></text:span><text:span text:style-name="a685" text:class-names="">en las notas del estudiante</text:span><text:span text:style-name="a68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5.08295in" svg:y1="2.40203in" draw:start-shape="id97" draw:start-glue-point="2" svg:x2="5.08554in" svg:y2="3.33146in" draw:id="id98" draw:style-name="a690" draw:name="Conector recto de flecha 2">
          <svg:title/>
          <svg:desc/>
        </draw:connector>
        <draw:custom-shape svg:x="6.53426in" svg:y="2.95967in" svg:width="1.41732in" svg:height="0.70866in" draw:id="id99" draw:style-name="a693" draw:name="Forma libre: forma 4">
          <svg:title/>
          <svg:desc/>
          <text:p text:style-name="a692" text:class-names="" text:cond-style-name=""><text:span text:style-name="a691" text:class-names="">Percepción meritocracia estudiant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2644in" svg:y="2.95967in" svg:width="1.41732in" svg:height="0.70866in" draw:id="id100" draw:style-name="a696" draw:name="Forma libre: forma 5">
          <svg:title/>
          <svg:desc/>
          <text:p text:style-name="a695" text:class-names="" text:cond-style-name=""><text:span text:style-name="a694" text:class-names="">Percepción meritocracia pad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3.94377in" svg:y1="3.314in" draw:start-shape="id100" draw:start-glue-point="1" svg:x2="6.53426in" svg:y2="3.314in" draw:end-shape="id99" draw:end-glue-point="3" draw:id="id101" draw:style-name="a698" draw:name="Conector recto de flecha 6">
          <svg:title/>
          <svg:desc/>
        </draw:connector>
        <draw:connector draw:type="line" svg:x1="-0in" svg:y1="1.32051in" svg:x2="11.0243in" svg:y2="1.32051in" draw:id="id102" draw:style-name="a700" draw:name="Conector recto 13">
          <svg:title/>
          <svg:desc/>
        </draw:connector>
        <draw:frame draw:id="id103" draw:style-name="a704" draw:name="CuadroTexto 15" svg:x="0.23077in" svg:y="1.32051in" svg:width="0.90423in" svg:height="0.40391in">
          <draw:text-box>
            <text:p text:style-name="a703" text:class-names="" text:cond-style-name=""><text:span text:style-name="a701" text:class-names="">Nivel 1</text:span><text:span text:style-name="a702" text:class-names=""/></text:p>
          </draw:text-box>
          <svg:title/>
          <svg:desc/>
        </draw:frame>
        <draw:frame draw:id="id104" draw:style-name="a718" draw:name="CuadroTexto 17" svg:x="0in" svg:y="4.40481in" svg:width="11.0243in" svg:height="1.3127in">
          <draw:text-box>
            <text:p text:style-name="a717" text:class-names="" text:cond-style-name=""><text:span text:style-name="a705" text:class-names="">3</text:span><text:span text:style-name="a706" text:class-names="">.<text:s text:c="1"/></text:span><text:span text:style-name="a707" text:class-names="">Hipótesis<text:s text:c="1"/></text:span><text:span text:style-name="a708" text:class-names="">experiencia de sensación de injusticia</text:span><text:span text:style-name="a709" text:class-names="">: La transmisión<text:s text:c="1"/></text:span><text:span text:style-name="a710" text:class-names="">intergeneracional</text:span><text:span text:style-name="a711" text:class-names=""><text:s text:c="1"/></text:span><text:span text:style-name="a712" text:class-names="">de la percepción de meritocracia<text:s text:c="1"/></text:span><text:span text:style-name="a713" text:class-names="">puede<text:s text:c="1"/></text:span><text:span text:style-name="a714" text:class-names="">ser moderada por sensaciones de injusticia en las notas de la<text:s text:c="1"/></text:span><text:span text:style-name="a715" text:class-names="">escuela, ya que experimentar el esfuerzo no recompensado facilita dudar de las ideas meritocraticas transmitidas por la familia.</text:span><text:span text:style-name="a716" text:class-names=""/></text:p>
          </draw:text-box>
          <svg:title/>
          <svg:desc/>
        </draw:frame>
        <draw:frame draw:id="id105" draw:style-name="a721" draw:name="CuadroTexto 18" svg:x="0.23077in" svg:y="0in" svg:width="0.90423in" svg:height="0.40391in">
          <draw:text-box>
            <text:p text:style-name="a720" text:class-names="" text:cond-style-name=""><text:span text:style-name="a719" text:class-names="">Nivel 2</text:span></text:p>
          </draw:text-box>
          <svg:title/>
          <svg:desc/>
        </draw:frame>
      </draw:page>
      <draw:page draw:name="Slide4" draw:style-name="a722" draw:master-page-name="Master1-Layout7-blank-En-blanco" presentation:presentation-page-layout-name="Master1-PPL7" draw:id="Slide-259">
        <draw:custom-shape svg:x="2.83874in" svg:y="2.98405in" svg:width="1.41732in" svg:height="0.70866in" draw:id="id106" draw:style-name="a726" draw:name="Forma libre: forma 2">
          <svg:title/>
          <svg:desc/>
          <text:p text:style-name="a725" text:class-names="" text:cond-style-name=""><text:span text:style-name="a723" text:class-names="">NSE Padres</text:span><text:span text:style-name="a72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34549in" svg:y="2.98405in" svg:width="1.41732in" svg:height="0.70866in" draw:id="id107" draw:style-name="a741" draw:name="Forma libre: forma 3">
          <svg:title/>
          <svg:desc/>
          <text:p text:style-name="a740" text:class-names="" text:cond-style-name=""><text:span text:style-name="a727" text:class-names="">Sentido</text:span><text:span text:style-name="a728" text:class-names=""><text:s text:c="1"/></text:span><text:span text:style-name="a729" text:class-names="">de</text:span><text:span text:style-name="a730" text:class-names=""><text:s text:c="1"/></text:span><text:span text:style-name="a731" text:class-names="">justicia</text:span><text:span text:style-name="a732" text:class-names=""><text:s text:c="1"/></text:span><text:span text:style-name="a733" text:class-names="">en</text:span><text:span text:style-name="a734" text:class-names=""><text:s text:c="1"/></text:span><text:span text:style-name="a735" text:class-names="">las</text:span><text:span text:style-name="a736" text:class-names=""><text:s text:c="1"/></text:span><text:span text:style-name="a737" text:class-names="">nota</text:span><text:span text:style-name="a738" text:class-names="">s</text:span><text:span text:style-name="a73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4.25606in" svg:y1="3.33838in" draw:start-shape="id106" draw:start-glue-point="1" svg:x2="6.34549in" svg:y2="3.33838in" draw:end-shape="id107" draw:end-glue-point="3" draw:id="id108" draw:style-name="a743" draw:name="Conector recto de flecha 9">
          <svg:title/>
          <svg:desc/>
        </draw:connector>
        <draw:custom-shape svg:x="4.47673in" svg:y="1.23136in" svg:width="1.41732in" svg:height="0.59055in" draw:id="id109" draw:style-name="a747" draw:name="Forma libre: forma 14">
          <svg:title/>
          <svg:desc/>
          <text:p text:style-name="a746" text:class-names="" text:cond-style-name=""><text:span text:style-name="a744" text:class-names="">Heterogeneidad<text:s text:c="1"/></text:span><text:span text:style-name="a745" text:class-names="">Colegio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5.18539in" svg:y1="1.82191in" draw:start-shape="id109" draw:start-glue-point="2" svg:x2="5.18539in" svg:y2="3.33838in" draw:id="id110" draw:style-name="a749" draw:name="Conector recto de flecha 15">
          <svg:title/>
          <svg:desc/>
        </draw:connector>
        <draw:connector draw:type="line" svg:x1="-0in" svg:y1="2.58015in" svg:x2="11.0243in" svg:y2="2.58015in" draw:id="id111" draw:style-name="a751" draw:name="Conector recto 21">
          <svg:title/>
          <svg:desc/>
        </draw:connector>
        <draw:frame draw:id="id112" draw:style-name="a755" draw:name="CuadroTexto 22" svg:x="0in" svg:y="2.58015in" svg:width="0.90423in" svg:height="0.40391in">
          <draw:text-box>
            <text:p text:style-name="a754" text:class-names="" text:cond-style-name=""><text:span text:style-name="a752" text:class-names="">Nivel 1</text:span><text:span text:style-name="a753" text:class-names=""/></text:p>
          </draw:text-box>
          <svg:title/>
          <svg:desc/>
        </draw:frame>
        <draw:frame draw:id="id113" draw:style-name="a759" draw:name="CuadroTexto 23" svg:x="0in" svg:y="0.82745in" svg:width="0.90423in" svg:height="0.40391in">
          <draw:text-box>
            <text:p text:style-name="a758" text:class-names="" text:cond-style-name=""><text:span text:style-name="a756" text:class-names="">Nivel 2</text:span><text:span text:style-name="a757" text:class-names=""/></text:p>
          </draw:text-box>
          <svg:title/>
          <svg:desc/>
        </draw:frame>
        <draw:frame draw:id="id114" draw:style-name="a771" draw:name="CuadroTexto 28" svg:x="-0in" svg:y="4.456in" svg:width="11.02431in" svg:height="0.70684in">
          <draw:text-box>
            <text:p text:style-name="a770" text:class-names="" text:cond-style-name=""><text:span text:style-name="a760" text:class-names="">4</text:span><text:span text:style-name="a761" text:class-names="">.<text:s text:c="1"/></text:span><text:span text:style-name="a762" text:class-names="">Hipótesis de discriminación relativa:<text:s text:c="1"/></text:span><text:span text:style-name="a763" text:class-names="">El Sensación de<text:s text:c="1"/></text:span><text:span text:style-name="a764" text:class-names="">injusticia en las notas<text:s text:c="1"/></text:span><text:span text:style-name="a765" text:class-names="">es mayor para jóvenes de bajo NSE,<text:s text:c="1"/></text:span><text:span text:style-name="a766" text:class-names="">efecto potenciado en<text:s text:c="1"/></text:span><text:span text:style-name="a767" text:class-names="">colegios<text:s text:c="1"/></text:span><text:span text:style-name="a768" text:class-names="">heterogéneos debido a las diferencias de trato de los docentes.<text:s text:c="1"/></text:span><text:span text:style-name="a769" text:class-names=""/></text:p>
          </draw:text-box>
          <svg:title/>
          <svg:desc/>
        </draw:frame>
      </draw:page>
      <draw:page draw:name="page1" draw:style-name="a772" draw:master-page-name="Master1-Layout7-blank-En-blanco" presentation:presentation-page-layout-name="Master1-PPL7" draw:id="Slide-256">
        <draw:custom-shape svg:x="8.66194in" svg:y="3.16753in" svg:width="1.41732in" svg:height="1.21972in" draw:id="id115" draw:style-name="a775" draw:name="Forma libre: forma 27">
          <svg:title/>
          <svg:desc/>
          <text:p text:style-name="a774" text:class-names="" text:cond-style-name=""><text:span text:style-name="a773" text:class-names="">Percepción meritocracia estudiant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1461in" svg:y="3.55492in" svg:width="1.41732in" svg:height="0.59055in" draw:id="id116" draw:style-name="a778" draw:name="Forma libre: forma 28">
          <svg:title/>
          <svg:desc/>
          <text:p text:style-name="a777" text:class-names="" text:cond-style-name=""><text:span text:style-name="a776" text:class-names="">NSE Pad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55531in" svg:y="0.23688in" svg:width="1.41732in" svg:height="0.59055in" draw:id="id117" draw:style-name="a782" draw:name="Forma libre: forma 29">
          <svg:title/>
          <svg:desc/>
          <text:p text:style-name="a781" text:class-names="" text:cond-style-name=""><text:span text:style-name="a779" text:class-names="">Heterogeneidad<text:s text:c="1"/></text:span><text:span text:style-name="a780" text:class-names="">Colegio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2523in" svg:y="2.64905in" svg:width="1.41732in" svg:height="0.62992in" draw:id="id118" draw:style-name="a785" draw:name="Forma libre: forma 30">
          <svg:title/>
          <svg:desc/>
          <text:p text:style-name="a784" text:class-names="" text:cond-style-name=""><text:span text:style-name="a783" text:class-names="">Sentido justicia en la escuel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2523in" svg:y="4.29858in" svg:width="1.41732in" svg:height="0.71847in" draw:id="id119" draw:style-name="a788" draw:name="Forma libre: forma 31">
          <svg:title/>
          <svg:desc/>
          <text:p text:style-name="a787" text:class-names="" text:cond-style-name=""><text:span text:style-name="a786" text:class-names="">Percepción meritocracia pad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2.03193in" svg:y1="3.85019in" draw:start-shape="id116" draw:start-glue-point="1" svg:x2="4.42523in" svg:y2="4.65782in" draw:end-shape="id119" draw:end-glue-point="3" draw:id="id120" draw:style-name="a790" draw:name="Conector recto de flecha 33">
          <svg:title/>
          <svg:desc/>
        </draw:connector>
        <draw:connector draw:type="line" svg:x1="5.84255in" svg:y1="4.65782in" draw:start-shape="id119" draw:start-glue-point="1" svg:x2="8.66194in" svg:y2="3.77739in" draw:end-shape="id115" draw:end-glue-point="3" draw:id="id121" draw:style-name="a792" draw:name="Conector recto de flecha 34">
          <svg:title/>
          <svg:desc/>
        </draw:connector>
        <draw:connector draw:type="line" svg:x1="5.26397in" svg:y1="0.82743in" draw:start-shape="id117" draw:start-glue-point="2" svg:x2="7.17599in" svg:y2="4.14547in" draw:id="id122" draw:style-name="a794" draw:name="Conector recto de flecha 36">
          <svg:title/>
          <svg:desc/>
        </draw:connector>
        <draw:connector draw:type="line" svg:x1="5.13389in" svg:y1="3.27897in" draw:start-shape="id118" draw:start-glue-point="2" svg:x2="6.5in" svg:y2="4.38725in" draw:id="id123" draw:style-name="a796" draw:name="Conector recto de flecha 38">
          <svg:title/>
          <svg:desc/>
        </draw:connector>
        <draw:connector draw:type="line" svg:x1="2.03193in" svg:y1="3.85019in" draw:start-shape="id116" draw:start-glue-point="1" svg:x2="4.42523in" svg:y2="2.96401in" draw:end-shape="id118" draw:end-glue-point="3" draw:id="id124" draw:style-name="a798" draw:name="Conector recto de flecha 56">
          <svg:title/>
          <svg:desc/>
        </draw:connector>
        <draw:frame draw:id="id125" draw:style-name="a820" draw:name="CuadroTexto 88" svg:x="-0.09615in" svg:y="6.32845in" svg:width="11.21661in" svg:height="2.82734in">
          <draw:text-box>
            <text:p text:style-name="a802" text:class-names="" text:cond-style-name=""><text:span text:style-name="a799" text:class-names="">1.<text:s text:c="1"/></text:span><text:span text:style-name="a800" text:class-names="">Hipótesis socialización meritocrática:<text:s text:c="1"/></text:span><text:span text:style-name="a801" text:class-names="">La percepción meritocrática de los padres media la relación positiva entre nse y percepción meritocrática de los estudiantes.</text:span></text:p>
            <text:p text:style-name="a808" text:class-names="" text:cond-style-name=""><text:span text:style-name="a803" text:class-names="">2.</text:span><text:span text:style-name="a804" text:class-names=""><text:s text:c="1"/></text:span><text:span text:style-name="a805" text:class-names="">Hipótesis experiencia injusta</text:span><text:span text:style-name="a806" text:class-names="">:<text:s text:c="1"/></text:span><text:span text:style-name="a807" text:class-names="">La socialización meritocrática puede ser moderada por sensaciones de injusticia en las notas de la escuela<text:s text:c="1"/></text:span></text:p>
            <text:p text:style-name="a817" text:class-names="" text:cond-style-name=""><text:span text:style-name="a809" text:class-names="">3.</text:span><text:span text:style-name="a810" text:class-names=""><text:s text:c="1"/></text:span><text:span text:style-name="a811" text:class-names="">Hipótesis de discriminación relativa:<text:s text:c="1"/></text:span><text:span text:style-name="a812" text:class-names="">El Sensación de injusticia es mayor para jóvenes de bajo NSE, en especial en colegios heterogéneos</text:span><text:span text:style-name="a813" text:class-names=""><text:line-break/></text:span><text:span text:style-name="a814" text:class-names="">4.<text:s text:c="1"/></text:span><text:span text:style-name="a815" text:class-names="">Hipótesis de exposición a la desigualdad:<text:s text:c="1"/></text:span><text:span text:style-name="a816" text:class-names="">La heterogeneidad de la escuela disminuye las percepciones meritocraticas<text:s text:c="1"/></text:span></text:p>
            <text:p text:style-name="a819" text:class-names="" text:cond-style-name=""><text:span text:style-name="a818" text:class-names=""/></text:p>
          </draw:text-box>
          <svg:title/>
          <svg:desc/>
        </draw:frame>
        <draw:connector draw:type="line" svg:x1="0.05128in" svg:y1="1.57692in" svg:x2="10.97302in" svg:y2="1.57692in" draw:id="id126" draw:style-name="a821" draw:name="Conector recto 95">
          <svg:title/>
          <svg:desc/>
        </draw:connector>
        <draw:connector draw:type="line" svg:x1="5.26397in" svg:y1="0.82743in" draw:start-shape="id117" draw:start-glue-point="2" svg:x2="3.44925in" svg:y2="3.31823in" draw:id="id127" draw:style-name="a823" draw:name="Conector recto de flecha 122">
          <svg:title/>
          <svg:desc/>
        </draw:connector>
        <presentation:notes draw:style-name="a829">
          <draw:frame draw:id="id128" draw:style-name="a826" draw:name="Marcador de número de diapositiva 6" svg:x="4.81102in" svg:y="10.45in" svg:width="3.68858in" svg:height="0.54961in">
            <draw:text-box>
              <text:p text:style-name="a825" text:class-names="" text:cond-style-name=""><text:span text:style-name="a824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29" presentation:style-name="a827" draw:name="Marcador de imagen de diapositiva 1">
            <svg:title/>
            <svg:desc/>
          </draw:page-thumbnail>
          <draw:frame draw:id="id130" presentation:style-name="a828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y objetos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Encabezado de secció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os objeto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ció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lo el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n bl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ido con título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n con título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y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ítulo vertical y texto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93" svg:viewBox="0 0 20 30" svg:d="m10 0-10 30h20z"/>
    <draw:marker draw:name="a795" svg:viewBox="0 0 20 30" svg:d="m10 0-10 30h20z"/>
    <draw:marker draw:name="a689" svg:viewBox="0 0 20 30" svg:d="m10 0-10 30h20z"/>
    <draw:marker draw:name="a797" svg:viewBox="0 0 20 30" svg:d="m10 0-10 30h20z"/>
    <draw:marker draw:name="a742" svg:viewBox="0 0 20 30" svg:d="m10 0-10 30h20z"/>
    <draw:marker draw:name="a748" svg:viewBox="0 0 20 30" svg:d="m10 0-10 30h20z"/>
    <draw:marker draw:name="a623" svg:viewBox="0 0 20 30" svg:d="m10 0-10 30h20z"/>
    <draw:marker draw:name="a625" svg:viewBox="0 0 20 30" svg:d="m10 0-10 30h20z"/>
    <draw:marker draw:name="a789" svg:viewBox="0 0 20 30" svg:d="m10 0-10 30h20z"/>
    <draw:marker draw:name="a627" svg:viewBox="0 0 20 30" svg:d="m10 0-10 30h20z"/>
    <draw:marker draw:name="a653" svg:viewBox="0 0 20 30" svg:d="m10 0-10 30h20z"/>
    <draw:marker draw:name="a658" svg:viewBox="0 0 20 30" svg:d="m10 0-10 30h20z"/>
    <draw:marker draw:name="a697" svg:viewBox="0 0 20 30" svg:d="m10 0-10 30h20z"/>
    <draw:marker draw:name="a822" svg:viewBox="0 0 20 30" svg:d="m10 0-10 30h20z"/>
    <draw:marker draw:name="a791" svg:viewBox="0 0 20 30" svg:d="m10 0-10 30h20z"/>
    <draw:stroke-dash draw:name="a750" draw:display-name="Dash" draw:style="rect" draw:dots1="1" draw:dots1-length="0.03125in" draw:dots2="0" draw:dots2-length="0in" draw:distance="0.03125in"/>
    <draw:stroke-dash draw:name="a660" draw:display-name="Dash" draw:style="rect" draw:dots1="1" draw:dots1-length="0.03125in" draw:dots2="0" draw:dots2-length="0in" draw:distance="0.03125in"/>
    <draw:stroke-dash draw:name="a629" draw:display-name="Dash" draw:style="rect" draw:dots1="1" draw:dots1-length="0.03125in" draw:dots2="0" draw:dots2-length="0in" draw:distance="0.03125in"/>
    <draw:stroke-dash draw:name="a699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Marcador de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Francisco Meneses R</meta:initial-creator>
    <dc:creator>Francisco Javier Meneses Rivas (francisco.meneses)</dc:creator>
    <meta:creation-date>2020-12-30T11:12:38Z</meta:creation-date>
    <dc:date>2021-01-12T03:29:58Z</dc:date>
    <meta:editing-cycles>26</meta:editing-cycles>
    <meta:editing-duration>PT73347S</meta:editing-duration>
    <meta:document-statistic meta:paragraph-count="36" meta:word-count="570"/>
  </office:meta>
</office:document-meta>
</file>